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Gothic" svg:font-family="Gothic" style:font-family-generic="swiss"/>
    <style:font-face style:name="RobotoMono Nerd Font" svg:font-family="'RobotoMono Nerd Font'" style:font-pitch="variable"/>
    <style:font-face style:name="Ubuntu Nerd Font" svg:font-family="'Ubuntu Nerd Fon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RobotoMono Nerd Font" officeooo:rsid="001311dd" officeooo:paragraph-rsid="001311dd"/>
    </style:style>
    <style:style style:name="P2" style:family="paragraph" style:parent-style-name="Standard">
      <style:text-properties style:font-name="RobotoMono Nerd Font" officeooo:rsid="00145950" officeooo:paragraph-rsid="00145950"/>
    </style:style>
    <style:style style:name="P3" style:family="paragraph" style:parent-style-name="Standard">
      <style:text-properties style:font-name="RobotoMono Nerd Font" officeooo:rsid="00147156" officeooo:paragraph-rsid="00147156"/>
    </style:style>
    <style:style style:name="P4" style:family="paragraph" style:parent-style-name="Standard">
      <style:text-properties style:font-name="RobotoMono Nerd Font" officeooo:rsid="001cbaa4" officeooo:paragraph-rsid="001cbaa4"/>
    </style:style>
    <style:style style:name="P5" style:family="paragraph" style:parent-style-name="Standard">
      <style:text-properties style:font-name="RobotoMono Nerd Font" officeooo:rsid="00155e3a" officeooo:paragraph-rsid="00147156"/>
    </style:style>
    <style:style style:name="P6" style:family="paragraph" style:parent-style-name="Standard">
      <style:text-properties style:font-name="RobotoMono Nerd Font" officeooo:rsid="0018196f" officeooo:paragraph-rsid="00147156"/>
    </style:style>
    <style:style style:name="P7" style:family="paragraph" style:parent-style-name="Standard">
      <style:text-properties style:font-name="RobotoMono Nerd Font" officeooo:rsid="0018196f" officeooo:paragraph-rsid="0018196f"/>
    </style:style>
    <style:style style:name="P8" style:family="paragraph" style:parent-style-name="Standard">
      <style:text-properties style:font-name="RobotoMono Nerd Font" officeooo:rsid="001596a8" officeooo:paragraph-rsid="001596a8"/>
    </style:style>
    <style:style style:name="P9" style:family="paragraph" style:parent-style-name="Standard">
      <style:text-properties style:font-name="RobotoMono Nerd Font" officeooo:rsid="001933e1" officeooo:paragraph-rsid="001933e1"/>
    </style:style>
    <style:style style:name="P10" style:family="paragraph" style:parent-style-name="Standard">
      <style:text-properties style:font-name="RobotoMono Nerd Font" officeooo:rsid="001b1de1" officeooo:paragraph-rsid="001b1de1"/>
    </style:style>
    <style:style style:name="P11" style:family="paragraph" style:parent-style-name="Standard">
      <style:text-properties style:font-name="RobotoMono Nerd Font" officeooo:rsid="001b92a3" officeooo:paragraph-rsid="001b92a3"/>
    </style:style>
    <style:style style:name="P12" style:family="paragraph" style:parent-style-name="Standard">
      <style:text-properties style:font-name="RobotoMono Nerd Font" officeooo:rsid="001c1094" officeooo:paragraph-rsid="001c1094"/>
    </style:style>
    <style:style style:name="P13" style:family="paragraph" style:parent-style-name="Standard">
      <style:text-properties style:font-name="RobotoMono Nerd Font" officeooo:rsid="0020cbd9" officeooo:paragraph-rsid="0020cbd9"/>
    </style:style>
    <style:style style:name="P14" style:family="paragraph" style:parent-style-name="Standard">
      <style:text-properties style:font-name="RobotoMono Nerd Font" officeooo:rsid="0024a264" officeooo:paragraph-rsid="0024a264"/>
    </style:style>
    <style:style style:name="P15" style:family="paragraph" style:parent-style-name="Standard">
      <style:text-properties style:font-name="RobotoMono Nerd Font" officeooo:rsid="002aa828" officeooo:paragraph-rsid="002aa828"/>
    </style:style>
    <style:style style:name="P16" style:family="paragraph" style:parent-style-name="Standard">
      <style:text-properties style:font-name="RobotoMono Nerd Font" officeooo:rsid="002c80fc" officeooo:paragraph-rsid="002c80fc"/>
    </style:style>
    <style:style style:name="P17" style:family="paragraph" style:parent-style-name="Standard">
      <style:text-properties style:font-name="RobotoMono Nerd Font" officeooo:rsid="00300c2e" officeooo:paragraph-rsid="00300c2e"/>
    </style:style>
    <style:style style:name="T1" style:family="text">
      <style:text-properties officeooo:rsid="00155e3a"/>
    </style:style>
    <style:style style:name="T2" style:family="text">
      <style:text-properties officeooo:rsid="001596a8"/>
    </style:style>
    <style:style style:name="T3" style:family="text">
      <style:text-properties officeooo:rsid="001dd343"/>
    </style:style>
    <style:style style:name="T4" style:family="text">
      <style:text-properties officeooo:rsid="0025d1ca"/>
    </style:style>
    <style:style style:name="T5" style:family="text">
      <style:text-properties officeooo:rsid="00270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tasks</text:p>
      <text:p text:style-name="P2">group tasks into higher level tasks</text:p>
      <text:p text:style-name="P2">decompose lowest level tasks further</text:p>
      <text:p text:style-name="P2"/>
      <text:p text:style-name="P2"/>
      <text:p text:style-name="P3">0. To order food from restaurants</text:p>
      <text:p text:style-name="P4">plan 0.</text:p>
      <text:p text:style-name="P4"><text:s text:c="4"/>do 1</text:p>
      <text:p text:style-name="P4"><text:s text:c="4"/>do 2 if <text:span text:style-name="T4">gps</text:span> information is shared with the app</text:p>
      <text:p text:style-name="P4"><text:s text:c="4"/>do 3 if you know the type of cuisine you want</text:p>
      <text:p text:style-name="P4"><text:s text:c="4"/><text:span text:style-name="T3">then do 4 - 8</text:span></text:p>
      <text:p text:style-name="P3"><text:tab/>1. <text:span text:style-name="T1">open app</text:span></text:p>
      <text:p text:style-name="P5"><text:tab/>2. Enter area details</text:p>
      <text:p text:style-name="P3"><text:span text:style-name="T1"><text:tab/>3. </text:span><text:span text:style-name="T2">Put in cuisine that you want</text:span></text:p>
      <text:p text:style-name="P6"><text:tab/><text:tab/>3.1 Open cuisine <text:span text:style-name="T5">fi</text:span>lter</text:p>
      <text:p text:style-name="P7"><text:tab/><text:tab/>3.2 Find the cuisine you want</text:p>
      <text:p text:style-name="P7"><text:tab/><text:tab/>3.3 Click on it</text:p>
      <text:p text:style-name="P8"><text:tab/>4. Select Restaurant you want</text:p>
      <text:p text:style-name="P9"><text:tab/><text:tab/>4.1 Find the restaurant you want to order from</text:p>
      <text:p text:style-name="P9"><text:tab/><text:tab/>4.2 Click on it</text:p>
      <text:p text:style-name="P8"><text:tab/>5. Select Food you want</text:p>
      <text:p text:style-name="P10"><text:tab/><text:tab/>5.1 Scan the menu and figure out what you want</text:p>
      <text:p text:style-name="P10"><text:tab/><text:tab/>5.2 Click on the items you want</text:p>
      <text:p text:style-name="P8"><text:tab/>6. Buy Food</text:p>
      <text:p text:style-name="P11"><text:tab/><text:tab/>6.1 Click on the check out icon</text:p>
      <text:p text:style-name="P11"><text:tab/><text:tab/>6.2 Put in payment details</text:p>
      <text:p text:style-name="P11"><text:tab/><text:tab/>6.3 Select confirm</text:p>
      <text:p text:style-name="P12"><text:tab/>7. Wait for food</text:p>
      <text:p text:style-name="P12"><text:tab/>8. Collect food</text:p>
      <text:p text:style-name="P12"/>
      <text:p text:style-name="P12"/>
      <text:p text:style-name="P13">Maybe have a user</text:p>
      <text:p text:style-name="P14">Option to pay at pick up</text:p>
      <text:p text:style-name="P14"/>
      <text:p text:style-name="P14"/>
      <text:p text:style-name="P15">Maybe combine section 3, 4 and 5</text:p>
      <text:p text:style-name="P15"/>
      <text:p text:style-name="P16">Maybe add options for payment method saving</text:p>
      <text:p text:style-name="P16"/>
      <text:p text:style-name="P17">3. Select your order</text:p>
      <text:p text:style-name="P17"><text:tab/>3.1 Select Cuisine Filter</text:p>
      <text:p text:style-name="P17"><text:tab/>3.2 Select Restaurant</text:p>
      <text:p text:style-name="P17"><text:tab/>3.3 Select Food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Gothic" svg:font-family="Gothic" style:font-family-generic="swiss"/>
    <style:font-face style:name="RobotoMono Nerd Font" svg:font-family="'RobotoMono Nerd Font'" style:font-pitch="variable"/>
    <style:font-face style:name="Ubuntu Nerd Font" svg:font-family="'Ubuntu Nerd Fon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37:41.682307135</meta:creation-date>
    <dc:date>2021-10-11T17:44:18.426312027</dc:date>
    <meta:editing-duration>PT1H9M39S</meta:editing-duration>
    <meta:editing-cycles>29</meta:editing-cycles>
    <meta:generator>LibreOffice/7.1.6.2.0$Linux_X86_64 LibreOffice_project/10$Build-2</meta:generator>
    <meta:document-statistic meta:table-count="0" meta:image-count="0" meta:object-count="0" meta:page-count="1" meta:paragraph-count="35" meta:word-count="180" meta:character-count="909" meta:non-whitespace-character-count="717"/>
  </office:meta>
</office:document-meta>
</file>